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02709" draw:textarea-horizontal-align="justify" draw:textarea-vertical-align="middle" draw:auto-grow-height="false" fo:min-height="2cm" fo:min-width="4.75cm"/>
      <style:paragraph-properties style:writing-mode="lr-tb"/>
    </style:style>
    <style:style style:name="gr2" style:family="graphic" style:parent-style-name="standard">
      <style:graphic-properties draw:fill="solid" draw:fill-color="#302709" draw:textarea-horizontal-align="justify" draw:textarea-vertical-align="middle" draw:auto-grow-height="false" fo:min-height="1.75cm" fo:min-width="4.75cm"/>
      <style:paragraph-properties style:writing-mode="lr-tb"/>
    </style:style>
    <style:style style:name="gr3" style:family="graphic" style:parent-style-name="Objeto_20_sin_20_relleno_20_ni_20_línea">
      <style:graphic-properties draw:fill="solid" draw:fill-color="#302709" draw:textarea-horizontal-align="center" draw:textarea-vertical-align="middle" draw:ole-draw-aspect="1" style:protect="size"/>
    </style:style>
    <style:style style:name="gr4" style:family="graphic" style:parent-style-name="standard">
      <style:graphic-properties draw:fill-color="#302709" draw:textarea-horizontal-align="justify" draw:textarea-vertical-align="middle" draw:auto-grow-height="false" fo:min-height="1.75cm" fo:min-width="4.3cm"/>
      <style:paragraph-properties style:writing-mode="lr-tb"/>
    </style:style>
    <style:style style:name="gr5" style:family="graphic" style:parent-style-name="objectwithoutfill">
      <style:graphic-properties svg:stroke-color="#342a06" draw:marker-end="Puntas_20_de_20_flecha_20_1" draw:marker-end-width="0.3cm" draw:fill="solid" draw:fill-color="#d36118" draw:textarea-vertical-align="middle"/>
    </style:style>
    <style:style style:name="gr6" style:family="graphic" style:parent-style-name="objectwithoutfill">
      <style:graphic-properties svg:stroke-color="#342a06" draw:marker-end="Puntas_20_de_20_flecha_20_5" draw:marker-end-width="0.3cm" draw:fill="solid" draw:fill-color="#342a06" draw:textarea-vertical-align="middle"/>
    </style:style>
    <style:style style:name="gr7" style:family="graphic" style:parent-style-name="objectwithoutfill">
      <style:graphic-properties svg:stroke-color="#342a06" draw:marker-end="Puntas_20_de_20_flecha_20_6" draw:marker-end-width="0.3cm" draw:fill="solid" draw:fill-color="#302709" draw:textarea-vertical-align="middle"/>
    </style:style>
    <style:style style:name="gr8" style:family="graphic" style:parent-style-name="standard">
      <style:graphic-properties draw:stroke="none" svg:stroke-color="#000000" draw:fill="none" draw:fill-color="#43c330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43c330" draw:textarea-horizontal-align="left" draw:auto-grow-height="true" draw:auto-grow-width="true" fo:min-height="0.712cm" fo:min-width="0.705cm"/>
      <style:paragraph-properties style:writing-mode="lr-tb"/>
    </style:style>
    <style:style style:name="gr10" style:family="graphic" style:parent-style-name="standard">
      <style:graphic-properties draw:fill-color="#302709" draw:textarea-horizontal-align="justify" draw:textarea-vertical-align="middle" draw:auto-grow-height="false" fo:min-height="1.75cm" fo:min-width="4.75cm"/>
      <style:paragraph-properties style:writing-mode="lr-tb"/>
    </style:style>
    <style:style style:name="gr11" style:family="graphic" style:parent-style-name="objectwithoutfill">
      <style:graphic-properties svg:stroke-color="#342a06" draw:marker-end="Puntas_20_de_20_flecha_20_7" draw:marker-end-width="0.3cm" draw:fill="none" draw:textarea-vertical-align="middle"/>
    </style:style>
    <style:style style:name="gr12" style:family="graphic" style:parent-style-name="objectwithoutfill">
      <style:graphic-properties svg:stroke-color="#342a06" draw:marker-end="Puntas_20_de_20_flecha_20_8" draw:marker-end-width="0.3cm" draw:fill="none" draw:textarea-vertical-align="middle"/>
    </style:style>
    <style:style style:name="gr1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02709"/>
      <style:paragraph-properties fo:text-align="center" style:writing-mode="lr-tb"/>
    </style:style>
    <style:style style:name="P3" style:family="paragraph">
      <loext:graphic-properties draw:fill="solid" draw:fill-color="#302709"/>
      <style:paragraph-properties fo:text-align="center" style:writing-mode="lr-tb"/>
    </style:style>
    <style:style style:name="P4" style:family="paragraph">
      <loext:graphic-properties draw:fill="solid" draw:fill-color="#302709"/>
      <style:paragraph-properties fo:text-align="center"/>
    </style:style>
    <style:style style:name="P5" style:family="paragraph">
      <loext:graphic-properties draw:fill="solid" draw:fill-color="#d36118"/>
      <style:paragraph-properties fo:text-align="center"/>
    </style:style>
    <style:style style:name="P6" style:family="paragraph">
      <loext:graphic-properties draw:fill="solid" draw:fill-color="#342a06"/>
      <style:paragraph-properties fo:text-align="center"/>
    </style:style>
    <style:style style:name="P7" style:family="paragraph">
      <loext:graphic-properties draw:fill="none" draw:fill-color="#43c330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25cm" svg:height="2.25cm" svg:x="7.75cm" svg:y="4.25cm">
          <text:p text:style-name="P1">→ s, con mayor numero de regiones 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5cm" svg:height="2cm" svg:x="7.75cm" svg:y="10.183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46cm" svg:height="1.1cm" svg:x="8.65cm" svg:y="10.7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2" xml:id="id4" draw:id="id4" draw:layer="layout" svg:width="4.8cm" svg:height="2cm" svg:x="14.3cm" svg:y="10.15cm">
          <text:p text:style-name="P1"><text:s/>solución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25cm" svg:height="2cm" svg:x="7.75cm" svg:y="13.45cm">
          <text:p text:style-name="P1"><text:s/>Actualizar </text:p>
          <text:p text:style-name="P1">Regiones.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1.499cm" svg:x1="7.75cm" svg:y1="14.45cm" svg:x2="7.75cm" svg:y2="5.375cm" draw:start-shape="id1" draw:start-glue-point="3" draw:end-shape="id2" draw:end-glue-point="3" svg:d="M7750 14450h-2000v-9075h2000" svg:viewBox="0 0 2001 9076">
          <text:p/>
        </draw:connector>
        <draw:connector draw:style-name="gr6" draw:text-style-name="P6" draw:layer="layout" draw:type="line" svg:x1="13cm" svg:y1="11.183cm" svg:x2="14.3cm" svg:y2="11.15cm" draw:start-shape="id3" draw:start-glue-point="1" draw:end-shape="id4" draw:end-glue-point="3" svg:d="M13000 11183l1300-33" svg:viewBox="0 0 1301 34">
          <text:p/>
        </draw:connector>
        <draw:connector draw:style-name="gr7" draw:text-style-name="P4" draw:layer="layout" draw:type="line" svg:x1="10.375cm" svg:y1="12.183cm" svg:x2="10.375cm" svg:y2="13.45cm" draw:start-shape="id3" draw:start-glue-point="2" draw:end-shape="id1" draw:end-glue-point="0" svg:d="M10375 12183v1267" svg:viewBox="0 0 1 1268">
          <text:p/>
        </draw:connector>
        <draw:frame draw:style-name="gr8" draw:text-style-name="P7" draw:layer="layout" svg:width="0.959cm" svg:height="0.962cm" svg:x="13.042cm" svg:y="10.416cm">
          <draw:text-box>
            <text:p>si</text:p>
          </draw:text-box>
        </draw:frame>
        <draw:frame draw:style-name="gr9" draw:text-style-name="P7" draw:layer="layout" svg:width="1.205cm" svg:height="0.962cm" svg:x="9.771cm" svg:y="12.16cm">
          <draw:text-box>
            <text:p>no</text:p>
          </draw:text-box>
        </draw:frame>
        <draw:custom-shape draw:style-name="gr10" draw:text-style-name="P2" xml:id="id5" draw:id="id5" draw:layer="layout" svg:width="5.25cm" svg:height="2cm" svg:x="7.75cm" svg:y="7.317cm">
          <text:p text:style-name="P1">Agregar s a 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10.375cm" svg:y1="6.5cm" svg:x2="10.375cm" svg:y2="7.317cm" draw:start-shape="id2" draw:start-glue-point="2" draw:end-shape="id5" draw:end-glue-point="0" svg:d="M10375 6500v817" svg:viewBox="0 0 1 818">
          <text:p/>
        </draw:connector>
        <draw:connector draw:style-name="gr12" draw:text-style-name="P8" draw:layer="layout" draw:type="line" svg:x1="10.375cm" svg:y1="9.317cm" svg:x2="10.375cm" svg:y2="10.183cm" draw:start-shape="id5" draw:start-glue-point="2" draw:end-shape="id3" draw:end-glue-point="0" svg:d="M10375 9317v866" svg:viewBox="0 0 1 867">
          <text:p/>
        </draw:connector>
        <draw:frame draw:style-name="gr13" draw:text-style-name="P9" draw:layer="layout" svg:width="0.701cm" svg:height="0.858cm" svg:x="12.049cm" svg:y="7.8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1T18:07:00.841697786</meta:creation-date>
    <dc:date>2022-02-08T23:22:04.633610824</dc:date>
    <meta:editing-duration>PT1H18M2S</meta:editing-duration>
    <meta:editing-cycles>8</meta:editing-cycles>
    <meta:generator>LibreOffice/7.2.5.2$Linux_X86_64 LibreOffice_project/2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tyle mathsize="25pt">
      <mstyle mathcolor="silver">
        <mrow>
          <msub>
            <mi>U</mi>
            <mi>i</mi>
          </msub>
          <mrow>
            <msub>
              <mi>r</mi>
              <mi>i</mi>
            </msub>
            <mo stretchy="false">=</mo>
            <mi mathvariant="normal">∅</mi>
          </mrow>
        </mrow>
      </mstyle>
    </mstyle>
    <annotation encoding="StarMath 5.0">size 25 {color silver { U_{i } r_i  = emptyset  }  } </annotation>
  </semantics>
</math>
</file>

<file path=Object 2/content.xml><?xml version="1.0" encoding="utf-8"?>
<math xmlns="http://www.w3.org/1998/Math/MathML" display="block">
  <semantics>
    <mstyle mathcolor="silver">
      <mstyle mathsize="25pt">
        <mi>ζ</mi>
      </mstyle>
    </mstyle>
    <annotation encoding="StarMath 5.0">color silver {size 25 {%zeta}  } </annotation>
  </semantics>
</math>
</file>